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4" style:family="paragraph" style:parent-style-name="Standard">
      <style:paragraph-properties fo:text-align="end" style:justify-single-word="false"/>
      <style:text-properties officeooo:rsid="003ca394" officeooo:paragraph-rsid="003ca394"/>
    </style:style>
    <style:style style:name="P5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6" style:family="paragraph" style:parent-style-name="Standard">
      <style:paragraph-properties fo:text-align="start" style:justify-single-word="false"/>
      <style:text-properties officeooo:rsid="003ed98a" officeooo:paragraph-rsid="0044e11d"/>
    </style:style>
    <style:style style:name="P7" style:family="paragraph" style:parent-style-name="Standard">
      <style:paragraph-properties fo:text-align="start" style:justify-single-word="false"/>
      <style:text-properties officeooo:rsid="003ed98a" officeooo:paragraph-rsid="004a7c32"/>
    </style:style>
    <style:style style:name="P8" style:family="paragraph" style:parent-style-name="Standard">
      <style:paragraph-properties fo:text-align="start" style:justify-single-word="false"/>
      <style:text-properties officeooo:rsid="004278d6" officeooo:paragraph-rsid="0044e11d"/>
    </style:style>
    <style:style style:name="P9" style:family="paragraph" style:parent-style-name="Standard">
      <style:paragraph-properties fo:text-align="start" style:justify-single-word="false"/>
      <style:text-properties officeooo:rsid="0044a4cc" officeooo:paragraph-rsid="004a7c32"/>
    </style:style>
    <style:style style:name="P10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1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2dffe" officeooo:paragraph-rsid="0042dffe" style:font-size-asian="12pt" style:font-style-asian="normal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688f2" officeooo:paragraph-rsid="004688f2" style:font-size-asian="12pt" style:font-style-asian="normal" style:font-weight-asian="normal" style:font-weight-complex="normal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6d1ce" officeooo:paragraph-rsid="0046d1ce" style:font-size-asian="12pt" style:font-style-asian="normal" style:font-weight-asian="normal" style:font-weight-complex="normal"/>
    </style:style>
    <style:style style:name="P1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6d1ce" officeooo:paragraph-rsid="0046d1ce" style:font-size-asian="12pt" style:font-style-asian="normal" style:font-weight-asian="normal" style:font-weight-complex="normal"/>
    </style:style>
    <style:style style:name="T1" style:family="text">
      <style:text-properties officeooo:rsid="003e17ba"/>
    </style:style>
    <style:style style:name="T2" style:family="text">
      <style:text-properties officeooo:rsid="004278d6"/>
    </style:style>
    <style:style style:name="T3" style:family="text">
      <style:text-properties officeooo:rsid="0046d1ce"/>
    </style:style>
    <style:style style:name="T4" style:family="text">
      <style:text-properties officeooo:rsid="0048143c"/>
    </style:style>
    <style:style style:name="T5" style:family="text">
      <style:text-properties officeooo:rsid="0044a4cc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4">Seminar <text:span text:style-name="T1">Review #2</text:span></text:p>
      <text:p text:style-name="P3"/>
      <text:p text:style-name="P8">Katy McKinney-Bock</text:p>
      <text:p text:style-name="P8">“Exploring Word Embeddings”</text:p>
      <text:p text:style-name="P6"><text:span text:style-name="T2">10</text:span>/9/2019</text:p>
      <text:p text:style-name="Horizontal_20_Line"/>
      <text:p text:style-name="P5"/>
      <text:list xml:id="list890492829" text:style-name="L1">
        <text:list-item>
          <text:p text:style-name="P10"><text:s text:c="2"/>Presentation Style</text:p>
        </text:list-item>
      </text:list>
      <text:p text:style-name="P14">Her presentation style was pretty good. <text:s/>She was clearly competent in the subject matter. <text:s/><text:span text:style-name="T3">When she did deep dives into how features were extracted from language, such as counts and word distance, her explanation were very clear.</text:span> <text:s/><text:span text:style-name="T3">But i</text:span>f I had an issue, it would be that there were a few times in which I felt that her presentation was created either for a longer or more advanced talk. <text:s/>There was quite a bit of acronym overload, where she <text:span text:style-name="T3">moved to slide, </text:span>briefly mention a concept, algorithm, or software and quickly move on, leaving me feeling a bit lost.</text:p>
      <text:p text:style-name="P12"/>
      <text:list xml:id="list13841327359405" text:continue-numbering="true" text:style-name="L1">
        <text:list-item>
          <text:p text:style-name="P11"><text:s text:c="2"/>Intellectual Merit</text:p>
        </text:list-item>
      </text:list>
      <text:p text:style-name="P15"><text:span text:style-name="T4">The intellectual merit in </text:span>natural language processing <text:span text:style-name="T4">has been well-documented</text:span>. <text:s/><text:span text:style-name="T4">The statistical modeling is much the same as other fields that utilize machine learning. <text:s/>In addition, it seemed her aphasia work and produced promising results.</text:span></text:p>
      <text:p text:style-name="P13"/>
      <text:list xml:id="list13842265181744" text:continue-numbering="true" text:style-name="L1">
        <text:list-item>
          <text:p text:style-name="P11"><text:s text:c="2"/>Broader Impacts</text:p>
        </text:list-item>
      </text:list>
      <text:p text:style-name="P15">Natural language processing as a whole has clear far-reaching impacts. <text:s/>Obviously this <text:span text:style-name="T4">can be for language processing/prediction tools and her work helping with people with aphasia, but the statistical models developed in NPL can be used in other areas as well. <text:s/>As was shown in her presentation, these have also been in biomedical applications as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2-06T01:38:39.929639906</dc:date>
    <meta:editing-duration>P2DT5H51M43S</meta:editing-duration>
    <meta:editing-cycles>23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2" meta:word-count="212" meta:character-count="1316" meta:non-whitespace-character-count="1105"/>
  </office:meta>
</office:document-meta>
</file>